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ab94" officeooo:paragraph-rsid="000dab94"/>
    </style:style>
    <style:style style:name="T1" style:family="text">
      <style:text-properties officeooo:rsid="000ea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thering Requirements:<text:line-break/></text:p>
      <text:p text:style-name="P1">Collecting data from Twitter using both the Streaming API and Search API and optimizing effectively our search retrieval.</text:p>
      <text:p text:style-name="P1"/>
      <text:p text:style-name="P1">Storing data into non-relation Database preferably MongoDB <text:s/>in the format of a JSON.</text:p>
      <text:p text:style-name="P1"/>
      <text:p text:style-name="P1">Reducing noise by filtering tweets.<text:line-break/><text:line-break/>Working together with student from the X department on labeling tweets which express attitude towards the desired topic.<text:line-break/><text:line-break/><text:span text:style-name="T1">Set up MongoD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7:33:54.314393092</meta:creation-date>
    <dc:date>2015-10-06T21:22:51.061178424</dc:date>
    <meta:editing-duration>PT3H3M16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1" meta:paragraph-count="4" meta:word-count="59" meta:character-count="403" meta:non-whitespace-character-count="344"/>
  </office:meta>
</office:document-meta>
</file>